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text-properties fo:color="#ffffff" style:font-name="Segoe UI" fo:font-size="26pt" fo:text-shadow="1pt 1pt" style:font-size-asian="26pt" style:font-size-complex="26pt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4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5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26pt" style:font-name-asian="Segoe UI1" style:font-size-asian="8.5pt" style:font-name-complex="Segoe UI1" style:font-size-complex="8.5pt"/>
    </style:style>
    <style:style style:name="P6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26pt" style:font-name-asian="Segoe UI1" style:font-size-asian="8.5pt" style:font-name-complex="Segoe UI1" style:font-size-complex="8.5pt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26pt" fo:text-shadow="1pt 1pt" style:font-name-asian="Segoe UI1" style:font-size-asian="8.5pt" style:font-name-complex="Segoe UI1" style:font-size-complex="8.5pt"/>
    </style:style>
    <style:style style:name="P8" style:family="paragraph">
      <style:text-properties fo:font-size="20pt"/>
    </style:style>
    <style:style style:name="P9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83ca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3" style:family="text">
      <style:text-properties fo:color="#83ca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83caff" style:font-name="Segoe UI" fo:font-size="32pt" fo:text-shadow="1pt 1pt" fo:font-weight="normal" style:font-size-asian="32pt" style:font-weight-asian="normal" style:font-size-complex="32pt" style:font-weight-complex="normal"/>
    </style:style>
    <style:style style:name="T5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T7" style:family="text">
      <style:text-properties fo:color="#83ca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8" style:family="text">
      <style:text-properties fo:color="#83caff" style:font-name="Segoe UI1" fo:font-size="32pt" fo:text-shadow="1pt 1pt" style:font-name-asian="Segoe UI1" style:font-size-asian="32pt" style:font-name-complex="Segoe UI1" style:font-size-complex="32pt"/>
    </style:style>
    <style:style style:name="T9" style:family="text">
      <style:text-properties fo:color="#83caff" style:font-name="Segoe UI" fo:font-size="32pt" fo:text-shadow="1pt 1pt" style:font-size-asian="32pt" style:font-size-complex="32pt"/>
    </style:style>
    <style:style style:name="T10" style:family="text">
      <style:text-properties fo:color="#ffff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1.466cm" svg:x="1.27cm" svg:y="0.762cm">
          <draw:text-box>
            <text:p text:style-name="P1"><text:span text:style-name="T1">Psalm 147:1–11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2" draw:layer="layout" svg:width="25.654cm" svg:height="6.263cm" svg:x="1.27cm" svg:y="0.762cm">
          <draw:text-box>
            <text:p text:style-name="P3"><text:span text:style-name="T2">1</text:span><text:span text:style-name="T3"> </text:span><text:span text:style-name="T4">Praise the L</text:span><text:span text:style-name="T3">ORD</text:span><text:span text:style-name="T4">! For it is good to sing praises </text:span></text:p>
            <text:p text:style-name="P3"><text:span text:style-name="T4"><text:s text:c="3"/></text:span><text:span text:style-name="T4">to our God;</text:span></text:p>
            <text:p text:style-name="P4"><text:span text:style-name="T5"><text:s text:c="7"/></text:span><text:span text:style-name="T5">for it is pleasant, and a song of praise is</text:span><text:span text:style-name="T5"> </text:span></text:p>
            <text:p text:style-name="P4"><text:span text:style-name="T5"><text:s text:c="7"/></text:span><text:span text:style-name="T5">Fitting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2" draw:layer="layout" svg:width="25.654cm" svg:height="6.263cm" svg:x="1.27cm" svg:y="0.762cm">
          <draw:text-box>
            <text:p text:style-name="P3"><text:span text:style-name="T2">2</text:span><text:span text:style-name="T3"> </text:span><text:span text:style-name="T4">The L</text:span><text:span text:style-name="T3">ORD</text:span><text:span text:style-name="T4"> builds up Jerusalem;</text:span></text:p>
            <text:p text:style-name="P4"><text:span text:style-name="T5"><text:s text:c="6"/></text:span><text:span text:style-name="T5">he gathers the outcasts of</text:span><text:span text:style-name="T5"> Israel.</text:span></text:p>
            <text:p text:style-name="P3"><text:span text:style-name="T2">3</text:span><text:span text:style-name="T3"> </text:span><text:span text:style-name="T4">He heals the broken-</text:span><text:span text:style-name="T4">hearted</text:span></text:p>
            <text:p text:style-name="P4"><text:span text:style-name="T5"><text:s text:c="6"/></text:span><text:span text:style-name="T5">and binds</text:span><text:span text:style-name="T5"> up their wounds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2" draw:layer="layout" svg:width="25.654cm" svg:height="6.263cm" svg:x="1.27cm" svg:y="0.762cm">
          <draw:text-box>
            <text:p text:style-name="P3"><text:span text:style-name="T2">4</text:span><text:span text:style-name="T3"> </text:span><text:span text:style-name="T4">He determines the number</text:span><text:span text:style-name="T4"> of the stars;</text:span></text:p>
            <text:p text:style-name="P4"><text:span text:style-name="T5"><text:s text:c="6"/></text:span><text:span text:style-name="T5">he gives to all of</text:span><text:span text:style-name="T5"> them their names.</text:span></text:p>
            <text:p text:style-name="P3"><text:span text:style-name="T7">5</text:span><text:span text:style-name="T8"> </text:span><text:span text:style-name="T9">Great is our Lord, and abun</text:span><text:span text:style-name="T9">dant in power;</text:span></text:p>
            <text:p text:style-name="P4"><text:span text:style-name="T10"><text:s text:c="6"/></text:span><text:span text:style-name="T10">his understanding is beyond</text:span><text:span text:style-name="T10"> measur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7" draw:layer="layout" svg:width="25.654cm" svg:height="6.263cm" svg:x="1.27cm" svg:y="0.762cm">
          <draw:text-box>
            <text:p text:style-name="P5"><text:span text:style-name="T7">6</text:span><text:span text:style-name="T8"> </text:span><text:span text:style-name="T9">The L</text:span><text:span text:style-name="T8">ORD</text:span><text:span text:style-name="T9"> lifts up the</text:span><text:span text:style-name="T9"> humble;</text:span></text:p>
            <text:p text:style-name="P6"><text:span text:style-name="T10"><text:s text:c="6"/></text:span><text:span text:style-name="T10">he casts the wicked</text:span><text:span text:style-name="T10"> to the ground.</text:span></text:p>
            <text:p text:style-name="P5"><text:span text:style-name="T7">7</text:span><text:span text:style-name="T8"> </text:span><text:span text:style-name="T9">Sing to the L</text:span><text:span text:style-name="T8">ORD</text:span><text:span text:style-name="T9"> with thanks</text:span><text:span text:style-name="T9">giving;</text:span></text:p>
            <text:p text:style-name="P6"><text:span text:style-name="T10"><text:s text:c="6"/></text:span><text:span text:style-name="T10">make melody to our God</text:span><text:span text:style-name="T10"> on the lyr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2" draw:layer="layout" svg:width="25.654cm" svg:height="7.766cm" svg:x="1.27cm" svg:y="0.762cm">
          <draw:text-box>
            <text:p text:style-name="P9"><text:span text:style-name="T7">8</text:span><text:span text:style-name="T8"> </text:span><text:span text:style-name="T9">He covers the heavens with clouds; he prepares <text:s/></text:span></text:p>
            <text:p text:style-name="P9"><text:span text:style-name="T9"><text:s text:c="2"/></text:span><text:span text:style-name="T9">rain</text:span><text:span text:style-name="T9"> for the earth;</text:span></text:p>
            <text:p text:style-name="P4"><text:span text:style-name="T10"><text:s text:c="6"/></text:span><text:span text:style-name="T10">he makes grass grow</text:span><text:span text:style-name="T10"> on the hills.</text:span></text:p>
            <text:p text:style-name="P3"><text:span text:style-name="T7">9</text:span><text:span text:style-name="T8"> </text:span><text:span text:style-name="T9">He gives to the</text:span><text:span text:style-name="T9"> beasts their food,</text:span></text:p>
            <text:p text:style-name="P4"><text:span text:style-name="T10"><text:s text:c="6"/></text:span><text:span text:style-name="T10">and to the young ravens</text:span><text:span text:style-name="T10"> that cr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1" draw:text-style-name="P2" draw:layer="layout" svg:width="25.654cm" svg:height="9.269cm" svg:x="1.27cm" svg:y="0.762cm">
          <draw:text-box>
            <text:p text:style-name="P9"><text:span text:style-name="T7">10</text:span><text:span text:style-name="T8"> </text:span><text:span text:style-name="T9">His delight is not in the strength</text:span><text:span text:style-name="T9"> of the horse,</text:span></text:p>
            <text:p text:style-name="P4"><text:span text:style-name="T10"><text:s text:c="7"/></text:span><text:span text:style-name="T10">nor his pleasure in the legs</text:span><text:span text:style-name="T10"> of a man,</text:span></text:p>
            <text:p text:style-name="P3"><text:span text:style-name="T7">11</text:span><text:span text:style-name="T8"> </text:span><text:span text:style-name="T9">but the L</text:span><text:span text:style-name="T8">ORD</text:span><text:span text:style-name="T9"> takes pleasure in those who</text:span><text:span text:style-name="T9"> fear </text:span></text:p>
            <text:p text:style-name="P3"><text:span text:style-name="T9"><text:s text:c="3"/></text:span><text:span text:style-name="T9">him,</text:span></text:p>
            <text:p text:style-name="P4"><text:span text:style-name="T10"><text:s text:c="7"/></text:span><text:span text:style-name="T10">in those who hope in his</text:span><text:span text:style-name="T10"> steadfast love.</text:span></text:p>
            <text:p text:style-name="P3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1" draw:text-style-name="P2" draw:layer="layout" svg:width="25.654cm" svg:height="4.76cm" svg:x="1.27cm" svg:y="0.762cm">
          <draw:text-box>
            <text:p text:style-name="P9"><text:span text:style-name="T10">C: Glory be to the Father and to the Son and to </text:span></text:p>
            <text:p text:style-name="P9"><text:span text:style-name="T10"><text:s text:c="4"/></text:span><text:span text:style-name="T10">the Holy Spirit; as it was in the beginning, is </text:span></text:p>
            <text:p text:style-name="P9"><text:span text:style-name="T10"><text:s text:c="4"/></text:span><text:span text:style-name="T10">now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5T09:36:25.353000000</meta:creation-date>
    <dc:title>Hymn template</dc:title>
    <meta:editing-duration>PT9M35S</meta:editing-duration>
    <meta:editing-cycles>2</meta:editing-cycles>
    <meta:generator>LibreOffice/4.3.5.2$Windows_x86 LibreOffice_project/3a87456aaa6a95c63eea1c1b3201acedf0751bd5</meta:generator>
    <meta:initial-creator>Arthur Hoch</meta:initial-creator>
    <dc:date>2015-02-05T09:57:25.602000000</dc:date>
    <dc:creator>Arthur Hoch</dc:creator>
    <meta:document-statistic meta:object-count="45"/>
    <meta:template xlink:type="simple" xlink:actuate="onRequest" xlink:title="Hymn template" xlink:href="../../AppData/Roaming/LibreOffice/4/user/template/Worship%20Templsates/Hymn%20template.otp" meta:date="2015-02-05T09:36:25.057000000"/>
  </office:meta>
</office:document-meta>
</file>